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640000004ADD25B412A866E0939.png" manifest:media-type="image/png"/>
  <manifest:file-entry manifest:full-path="Pictures/1000020100000640000004AD9D5D41FC6EB73B9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4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Práctica # 3 informática </text:p>
          </draw:text-box>
        </draw:frame>
        <draw:frame draw:style-name="gr1" draw:text-style-name="P2" draw:layer="layout" svg:width="19.4cm" svg:height="4.517cm" svg:x="4.4cm" svg:y="12.6cm">
          <draw:text-box>
            <text:p text:style-name="P1">Julián Guillermo Zapata Rugeles</text:p>
            <text:p text:style-name="P1"/>
            <text:p text:style-name="P1">Análisis <text:s/>del problema</text:p>
            <text:p text:style-name="P1">2020</text:p>
            <text:p text:style-name="P1"/>
            <text:p text:style-name="P1">UdeA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4" draw:layer="layout" svg:width="25.199cm" svg:height="2.4cm" svg:x="1.4cm" svg:y="0.2cm" presentation:class="title">
          <draw:text-box>
            <text:p text:style-name="P4"><text:span text:style-name="T1">Lectura de archivos de texto </text:span></text:p>
          </draw:text-box>
        </draw:frame>
        <draw:frame draw:style-name="gr3" draw:text-style-name="P8" draw:layer="layout" svg:width="26.4cm" svg:height="10.493cm" svg:x="0.6cm" svg:y="7.022cm">
          <draw:text-box>
            <text:list text:style-name="L3">
              <text:list-item>
                <text:p text:style-name="P5"><text:span text:style-name="T2"><text:s/></text:span><text:span text:style-name="T3">Desarrollar una función para leer archivos de texto en el directorio de ejecución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Recibir el nombre del archivo </text:span></text:p>
                          </text:list-item>
                          <text:list-item>
                            <text:p text:style-name="P5"><text:span text:style-name="T3">Leer su contenido</text:span></text:p>
                          </text:list-item>
                          <text:list-item>
                            <text:p text:style-name="P5"><text:span text:style-name="T3">Filtrar la información</text:span></text:p>
                          </text:list-item>
                          <text:list-item>
                            <text:p text:style-name="P5"><text:span text:style-name="T3">Retornar la informació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3"><text:s/></text:span><text:span text:style-name="T3">Convertir la información a números binario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Recibir una cadena de caracteres</text:span></text:p>
                          </text:list-item>
                          <text:list-item>
                            <text:p text:style-name="P6"><text:span text:style-name="T3">Convertir cada carácter a su equivalente ASCII numérica</text:span></text:p>
                          </text:list-item>
                          <text:list-item>
                            <text:p text:style-name="P6"><text:span text:style-name="T3">Convertir numero A equivalente binario</text:span></text:p>
                          </text:list-item>
                          <text:list-item>
                            <text:p text:style-name="P6"><text:span text:style-name="T3">Almacenar la secuencia y retornarl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"><text:span text:style-name="T3">Definir cómo se almacenará esa secuencia para minimizar el impacto </text:span></text:p>
                                    <text:p text:style-name="P6"><text:span text:style-name="T3">de la memoria , ¿ realizar una escritura en caliente ?</text:span></text:p>
                                  </text:list-item>
                                  <text:list-item>
                                    <text:p text:style-name="P6"><text:span text:style-name="T3">Memoria dinámica para cargar la información y posterior delete []</text:span></text:p>
                                  </text:list-item>
                                  <text:list-item>
                                    <text:p text:style-name="P6"><text:span text:style-name="T3">Retornar la información</text:span></text:p>
                                    <text:p text:style-name="P6"/>
                                    <text:p text:style-name="P7"><text:span text:style-name="T4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text-style-name="P4" draw:layer="layout" svg:width="25.199cm" svg:height="2.4cm" svg:x="1.4cm" svg:y="0.2cm" presentation:class="title">
          <draw:text-box>
            <text:p text:style-name="P4"><text:span text:style-name="T1">Separar bloques dada la semilla</text:span></text:p>
          </draw:text-box>
        </draw:frame>
        <draw:frame draw:style-name="gr3" draw:text-style-name="P8" draw:layer="layout" svg:width="26.4cm" svg:height="9.969cm" svg:x="1.2cm" svg:y="5.8cm">
          <draw:text-box>
            <text:list text:style-name="L3">
              <text:list-item>
                <text:p text:style-name="P5"><text:span text:style-name="T5"><text:s/></text:span><text:span text:style-name="T5">Recibir la secuencia de bits (0010001) y separarla en N semillas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Usar memoria dinámica para almacenar la informació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6">El espacio dinámico reservado podría ser la longitud de la cadena sobre la semilla, esto redondeado al entero mayor próximo con el objetivo de </text:span></text:p>
                                <text:p text:style-name="P5"><text:span text:style-name="T6">reservar espacio para almacenar N semillas </text:span></text:p>
                                <text:p text:style-name="P5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6"/></text:p>
                            <text:p text:style-name="P5"><text:span text:style-name="T7"/></text:p>
                            <text:p text:style-name="P5"><text:span text:style-name="T8">Ejemplo : </text:span></text:p>
                            <text:list>
                              <text:list-item>
                                <text:list>
                                  <text:list-item>
                                    <text:p text:style-name="P5"><text:span text:style-name="T8">Cadena = “hola”</text:span></text:p>
                                    <text:p text:style-name="P5"><text:span text:style-name="T8">0110100001 1011110110 110001100001 → longitud 32 Bits </text:span></text:p>
                                    <text:p text:style-name="P5"><text:span text:style-name="T9"/></text:p>
                                    <text:p text:style-name="P5"><text:span text:style-name="T10">Separamos en bloques N(semillas) Ejemplo : 10 </text:span></text:p>
                                  </text:list-item>
                                  <text:list-item>
                                    <text:p text:style-name="P5"><text:span text:style-name="T11">0110100001 → 1011110110 → </text:span><text:span text:style-name="T8">1100011000 → 01????????</text:span></text:p>
                                    <text:p text:style-name="P5"><text:span text:style-name="T6">4 bloques para un total de 40 bits → de los cuales se ocupará 32 </text:span></text:p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6"/></text:p>
              </text:list-header>
              <text:list-item>
                <text:p text:style-name="P6"><text:span text:style-name="T6"><text:s/></text:span><text:span text:style-name="T6">Posibilidad <text:s/># 2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6"/>
                                    <text:p text:style-name="P7"><text:span text:style-name="T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3.985cm" svg:height="1.003cm" svg:x="4.8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8:56:53.662085997</meta:creation-date>
    <meta:editing-duration>PT6M12S</meta:editing-duration>
    <meta:editing-cycles>3</meta:editing-cycles>
    <meta:generator>LibreOffice/6.1.5.2$Linux_X86_64 LibreOffice_project/10$Build-2</meta:generator>
    <dc:title>Lush Green</dc:title>
    <dc:date>2020-10-21T19:37:16.809453640</dc:date>
    <meta:document-statistic meta:object-count="67"/>
  </office:meta>
</office:document-meta>
</file>

<file path=Object 1/content.xml><?xml version="1.0" encoding="utf-8"?>
<math xmlns="http://www.w3.org/1998/Math/MathML" display="block">
  <semantics>
    <mrow>
      <mi mathvariant="italic">ceil</mi>
      <mrow>
        <mo fence="true" stretchy="false">(</mo>
        <mrow>
          <mfrac>
            <mrow>
              <mi mathvariant="italic">longitud</mi>
              <mi mathvariant="italic">cadena</mi>
            </mrow>
            <mi mathvariant="italic">semilla</mi>
          </mfrac>
        </mrow>
        <mo fence="true" stretchy="false">)</mo>
      </mrow>
    </mrow>
    <annotation encoding="StarMath 5.0">ceil({longitud cadena} over {semilla})</annotation>
  </semantics>
</math>
</file>